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his adventure is designed to be a short one-shot that can be completed in one sitting. It introduces core game-play mechanics such as rest completion, vehicle and non-vehicle combat, social</text:p>
      <text:p text:style-name="Standard">ability rolls, roleplay, and player-driven narrative decisions. The outcome of the story can stand alone</text:p>
      <text:p text:style-name="Standard">as a one-off tale, or be used as a launching platform for a larger campaign.</text:p>
      <text:p text:style-name="Standard"/>
      <text:p text:style-name="Standard"><text:tab/>This document is intended for game masters as an outline and resource document for this adventure. Players who do not wish to spoil the narrative elements should hesitate and consider before continuing to read this document.</text:p>
      <text:p text:style-name="Standard"/>
      <text:p text:style-name="Standard"/>
      <text:p text:style-name="P2"><text:tab/></text:p>
      <text:p text:style-name="P1">Components and Preparation:</text:p>
      <text:p text:style-name="P1"/>
      <text:p text:style-name="P3"><text:tab/>This adventure requires Stat Blocks for Two (2) sky-sailing ships, Three (3) unique non-player</text:p>
      <text:p text:style-name="P3">characters, Three (3) kinds of generic npcs, Lancer craft, and Player Characters. These Stat Blocks are</text:p>
      <text:p text:style-name="P3">provided, including example Player Characters. Original Player Characters can be used as well, but</text:p>
      <text:p text:style-name="P3">should be contained to similar capabilities to the provided PCs (~ 3 to 5 Ability and Attribute increases</text:p>
      <text:p text:style-name="P3">past starting conditions, or roughly 15 to 30 Experience Points expended compared to base start.)</text:p>
      <text:p text:style-name="P3"/>
      <text:p text:style-name="P3"><text:tab/>Maps for the two ships are required, as well as an map that can depict the relative position of the two ships when engaged in ship-to-ship combat. <text:tab/></text:p>
      <text:p text:style-name="P3"/>
      <text:p text:style-name="P3"><text:tab/>The adventure can be scaled to suit more players and higher-powered players by increasing the</text:p>
      <text:p text:style-name="P3">amount generic npcs present in combat, as well as by increasing the power of both the unique and generic npcs. Alternatively, the GM could choose to start the players at a greater handicap, making use of pre-existing damage or ongoing Statuses they are suffering from.</text:p>
      <text:p text:style-name="P3"/>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1"><text:soft-page-break/>Setting The Stage:</text:p>
      <text:p text:style-name="P1"/>
      <text:p text:style-name="P3"><text:tab/>The Player Characters awake in the hold of pirate vessel, <text:span text:style-name="T1">The Misty Scourge</text:span><text:span text:style-name="T3"> ( informally called</text:span></text:p>
      <text:p text:style-name="P3"><text:span text:style-name="T1">The Misty</text:span><text:span text:style-name="T3"> by her crew, or rarely with the amorous </text:span><text:span text:style-name="T1">Misty</text:span><text:span text:style-name="T3">). Some find themselves injured or wounded, and definitely somewhat stressed. However, despite the uncomfortable nature of their accommodations, they do feel somewhat rested and refreshed, at least compared to the previous day's events. (The PCs should gain the benefits of a normal amount of rest before continuing.)</text:span></text:p>
      <text:p text:style-name="P4"/>
      <text:p text:style-name="P3"><text:span text:style-name="T3"><text:tab/>The day before the party was serving on an independent merchant vessel, <text:s/></text:span><text:span text:style-name="T1">Reaching Homeward</text:span><text:span text:style-name="T3">.</text:span></text:p>
      <text:p text:style-name="P3"><text:span text:style-name="T3">The </text:span><text:span text:style-name="T1">Homeward's </text:span><text:span text:style-name="T3">(now deceased) owner/captain Iozev had only recently purchased the vessel with money speculated from Emirate banks. Iozev's allegedly came from a family of successful naval officers, or so he claimed to anyone who would hear it. Evidently at least a handful of money lenders believed him enough to provide sufficient funds to allow for him to purchase the </text:span><text:span text:style-name="T1">Homeward </text:span><text:span text:style-name="T3">and enough supplies to make a run along a trade route known for high generating high profits despite the risk of encountering pirates. </text:span></text:p>
      <text:p text:style-name="P4"/>
      <text:p text:style-name="P4"><text:tab/>The PCs were all hired by Iozev to serve as crew for the journey. Unaware of the exact conditions, the PCs were given a sizable down-payment stored safely in Emirate banks, as well as a promise of a share of the projected profits, both of which were posted with alluring stated values. While the down-payments were all provided as listed and verified independently, problems started to become apparent to the more knowledgeable among the hires.</text:p>
      <text:p text:style-name="P3"><text:span text:style-name="T3"><text:tab/>The </text:span><text:span text:style-name="T1">Homeward </text:span><text:span text:style-name="T3">was old, with the keel and lift-drive barely able to hold the structure together in the air or water, and looking like it would be unlikely to survive a strong surface storm. The lift-drive's integrated micro-plants were beginning to fail, and would need replaced within a few years. The micro-plant powering the secondary systems was likewise approaching its end of service. The helm functioned, but was sluggish and responded to inputs poorly.</text:span></text:p>
      <text:p text:style-name="P4"><text:tab/>While clearly once equipped with a rudimentary auto-rigging, it had been retro-fitted to a poorly laid out manual design, likely the result of scavcyclers performing a contractually-obligated conversion when liquidating profitable tech from the vessel. This disproportionately increased the crew requirement of the already cramped vessel, with the additional hands being fulfilled by unskilled laborers unable to resist the significant windfall offered by the hiring bonus. Exacerbating the crew space issues was the fact that portion of the small sleeping spaces being converted to hold additional cargo. After having reached the foreign port and spent the last of the loaned money purchasing trade goods and restocking on supplies, the crew spaces were cramped and bordering on insufficient. </text:p>
      <text:p text:style-name="P3"><text:span text:style-name="T3"><text:tab/>Lastly, the </text:span><text:span text:style-name="T1">Homeward </text:span><text:span text:style-name="T3">was tragically under-gunned. Possessing only a half gundeck worth of poorly-sighted tribcannons without the presence of even basic fore-mounted swivel guns, let alone proper chaser decks. However, you'd never believe the ship was so toothless by the telling of its captain. Iozev behaved as though he lead a navy crew on a four-decked war barque. He was fond of threatening lashings in a dire tone, although no one believed he would attempt such a thing. He boasted of his excellence as a gunnery officer, although his stories varied widely between claims of record drill times as though he led scores of cannoneers and tales that claimed of superhuman feats of marksmanship alone with a singular cannon. Once the tale was that he defeated a pirate ship single-handedly with one well placed shot that shattered the ship's keel at a weak point, with no more than a navy musket. He was oft heard calling out challenges for the evil pirates of the clouds to come try him, yelling into the sky as if anyone other than those on board could hear him.</text:span></text:p>
      <text:p text:style-name="P4"><text:tab/>By the time the return journey began it was clear Iozev was mostly incompetent and likely an outright charlatan. However, the hold was full of precious cargo and the contracts back home were witnessed and secured independently, so the more wary of the crew decided to simply stay the course and hope to make it home and be rid of their idiotic captain, hopefully with a decent amount of credits <text:soft-page-break/>to show for their troubles.</text:p>
      <text:p text:style-name="P3"><text:span text:style-name="T3"><text:tab/>It was in thus conditions, overweight, poorly armed, and lacking both decent rest and leadership for her crew that the </text:span><text:span text:style-name="T1">Reaching Homeward </text:span><text:span text:style-name="T3">was set upon by </text:span><text:span text:style-name="T1">The Misty</text:span><text:span text:style-name="T3"> and her captain, Sera Valen, sometimes called Blacktail after she became notorious for soaking her braided hair in the blood of sailors and marines who hunt her. The blood turns black after coagulating and drying, hence the name.</text:span></text:p>
      <text:p text:style-name="P3"><text:span text:style-name="T3"><text:tab/>Sera set upon the </text:span><text:span text:style-name="T1">Homeward </text:span><text:span text:style-name="T3">swiftly during the afternoon while much of the crew was not above deck to see them approach. Using the low angle of the sun to hide in the shadows of the cloud the </text:span><text:span text:style-name="T1">Misty </text:span><text:span text:style-name="T3">sneaked up to the merchant vessel's rear like a ghost, getting well into small-arms range before being noticed. </text:span><text:span text:style-name="T1">The Misty </text:span><text:span text:style-name="T3">was larger, faster, fully-armed, and significantly lighter on the wind than the overburdened </text:span><text:span text:style-name="T1">Homeward</text:span><text:span text:style-name="T3">. The fighters among the merchant crew recognized the hopelessness of the situation, but Iozev ordered the ship turned to face the on-comers with the few cannon they did posses. The helmsman hesitated and voices raised a call to surrender, however Iozev pointed a charged pistol at the helmsman, who relented and brought the ship around.</text:span></text:p>
      <text:p text:style-name="P3"><text:span text:style-name="T3"><text:tab/>As the </text:span><text:span text:style-name="T1">Homeward</text:span><text:span text:style-name="T3">'s meager guns came to bear a voice began to call from </text:span><text:span text:style-name="T1">The Misty</text:span><text:span text:style-name="T3">, starting to call for their surrender and immediate instructions as the pirate ship began to align for a boarding, thinking the sudden movement was from panic rather than resistance. While the crew shrank back from </text:span><text:span text:style-name="T3">the line of fire, Iozev himself fired a cannon shot at the pirate vessel, missing hilariously wide but still surprising the pirates enough to provoke violence. That was when hell broke loose. </text:span></text:p>
      <text:p text:style-name="P3"><text:span text:style-name="T3"><text:tab/>The pirate ship immediately return fire, igniting the </text:span><text:span text:style-name="T1">Homeward</text:span><text:span text:style-name="T3">'s sails, blowing a hole in the port side hull, and significantly damaging the mast. The ships were upon one another immediately after, and several pirates leapt between the decks, Sera foremost among them. Iozev tried a rallying call while he and the some of the hired laborers, who wielded makeshift weapons and soiled breeches, rushed forward to meet the pirate captain's party. They were all slaughtered to a man, with Sera running her sword through Iozev's heart, assuming he was properly a naval officer by his pseudo-uniform, which she would later go on to inspect and deem a poor fake.</text:span></text:p>
      <text:p text:style-name="P4"><text:tab/>While Iozev died, the Player Characters were forced to defend themselves, managing to stay alive long enough to actually surrender to the pirates and avoid their wrath, despite sustaining somem wounds. The now prisoners managed to explain some of what their absurd captain had done, and while Sera did lacked true compassion, she did pity the crew somewhat, as she understood the burden of inept leadership. She agreed to take the PCs prisoner and ransom them for 50% of their initial hiring bonus, a deal she called fair in light of the fact she would normally simply throw them overboard instead.</text:p>
      <text:p text:style-name="P3"><text:span text:style-name="T3"><text:tab/>The PCs were brought aboard </text:span><text:span text:style-name="T1">The Misty </text:span><text:span text:style-name="T3">in shackles, while their equipment and any valuables they had were taken. The merchant ship was likewise ransacked for its goods and supplies. The pirates recognized the sorry state of the </text:span><text:span text:style-name="T1">Homeward</text:span><text:span text:style-name="T3"> and determined that bringing it along was more trouble than it was worth. So, the aged ship had all but one of its micro-plants ripped out, was set ablaze above and below decks, then left to burn and fall from the sky. </text:span></text:p>
      <text:p text:style-name="P4"/>
      <text:p text:style-name="P4"/>
      <text:p text:style-name="P4"/>
      <text:p text:style-name="P3"><text:span text:style-name="T3"><text:tab/>Now, the PCs find themselves huddled in the dark of </text:span><text:span text:style-name="T1">The Misty's </text:span><text:span text:style-name="T3">hold, somewhat refreshed despite their weary and unarmed state.</text:span></text:p>
      <text:p text:style-name="P4"/>
      <text:p text:style-name="P4"/>
      <text:p text:style-name="P3"><text:span text:style-name="T3"><text:tab/>The sound of feet pounding the decks is what awoke the party, with a meager Analysis roll a player can tell that the sound is indicative of a more movement than normal for morning work on a ship this size. Hands bound and blinded by the dark, the PCs have no choice but to sit and wait. After a few minutes of ever-increasing activity the first shots are heard as several roaring booms occur in sequence, with a telltale difference in the sounds indicating that fire is coming towards the pirate ship, as well as being returned in kind. </text:span><text:span text:style-name="T1">The Misty </text:span><text:span text:style-name="T3">shudders violently as several lasers find their mark, and some of the </text:span><text:soft-page-break/><text:span text:style-name="T3">shouts of command heard outside begin to be drowned out by the screams of the injured. </text:span></text:p>
      <text:p text:style-name="P3"><text:span text:style-name="T3"><text:tab/>Shortly after the door to the hold if flung open and several pirates enter the cramped space holding charged pistols at the ready. </text:span><text:span text:style-name="T1">The Misty's </text:span><text:span text:style-name="T3">first mate, Cesare Tauv, is at the head of the group, holding the keys to the party's shackles in hand. </text:span></text:p>
      <text:p text:style-name="P4"><text:tab/></text:p>
      <text:p text:style-name="Standard"><text:span text:style-name="T4"><text:tab/>Cesare explains to the party that </text:span><text:span text:style-name="T2">The Misty </text:span><text:span text:style-name="T4">has come under attack by a main line naval ship that appears to be more interested in knocking them out of the sky then they are in forcing a surrender.</text:span></text:p>
      <text:p text:style-name="Standard"><text:span text:style-name="T4">(Although neither the PCs or the pirates yet know it, the navy ship is the called the </text:span><text:span text:style-name="T2">Grand Emirate's Sky-Ship Nubealraed</text:span><text:span text:style-name="T4">, or the </text:span><text:span text:style-name="T2">GESS Nubealraed. </text:span><text:span text:style-name="T4">)</text:span></text:p>
      <text:p text:style-name="P4"/>
      <text:p text:style-name="Standard"><text:span text:style-name="T4"><text:s/>The pirate's mounting casualties are hindering their ability to fight back and outmaneuver the navy vessel. Thus, Cesare presents a choice to the party. He says they may help crew the pirate ship and fight for survival beside the pirates in return for a guarantee of being returned home without ransom, and small share of the </text:span><text:span text:style-name="T2">Homeward</text:span><text:span text:style-name="T4">'s spoils as thanks. If they refuse, they will be used as hostages in an attempt to deter the navy from continuing their attack. He follows by explaining that if they must resort to hostages, they will inevitably need to begin by executing at least some of them in order to </text:span><text:span text:style-name="T4">demonstrate that they are not performing a ruse by pretending to threaten their own fellow pirates in the guise of hostages. Cesare jokes that navy officers only ever fall for that trick once, and they never put first timers in charged of ships that big. </text:span></text:p>
      <text:p text:style-name="P4"/>
      <text:p text:style-name="P4"/>
      <text:p text:style-name="Standard"><text:span text:style-name="T4">The PCs can choose to take their chances as hostages, but ideally Cesare should be able to convince them to assist in crewing the pirate ship. Once they agree to do so Cesare releases them from their bonds. An extra npc from the </text:span><text:span text:style-name="T2">Homeward </text:span><text:span text:style-name="T4">might attack the pirates or remark aloud about potentially doing so, especially if a PC begins a similar suggestion. If this occurs, a few of the armed pirates immediately discharge their pistols into the npc's face, killing him instantly and leaving what remains of his head a smoldering mess of burning and melted flesh and bone. Cesare points out that they have not agreed to arm the PCs, and that they are helping crew the ship for the moment.</text:span></text:p>
      <text:p text:style-name="P4"/>
      <text:p text:style-name="P4"/>
      <text:p text:style-name="P3"><text:span text:style-name="T3">At this point the PCs should enter into vehicle combat, serving in whatever vehicle role they choose aboard </text:span><text:span text:style-name="T1">The Misty </text:span><text:span text:style-name="T3">with the pirates filling in the rest of the needed roles. The pirate ship can deploy up to two Lancers, with any Lancer PCs having the option to do so if they choose.</text:span></text:p>
      <text:p text:style-name="P4"/>
      <text:p text:style-name="P4"/>
      <text:p text:style-name="P4">The vehicle combat should have a few different potential outcomes:</text:p>
      <text:p text:style-name="P4"/>
      <text:list xml:id="list2698631125264152673" text:style-name="L1">
        <text:list-item>
          <text:list>
            <text:list-item>
              <text:list>
                <text:list-item>
                  <text:p text:style-name="P6"><text:span text:style-name="T3">The PCs outrun and manage to evade the </text:span><text:span text:style-name="T1">Nubealraed</text:span><text:span text:style-name="T3">. This should be difficult and unlikely, although not outright impossible if the crew does exceptionally well and the navy ship rolls poorly during the chase.</text:span></text:p>
                </text:list-item>
                <text:list-item>
                  <text:p text:style-name="P6"><text:span text:style-name="T3">The PCs defeat the </text:span><text:span text:style-name="T1">Nubealraed</text:span><text:span text:style-name="T3">, or damage enough of its systems to prevent it from pursuing. This should be even more difficult that outcome 1, as the PC's ship is mostly outmatch in a straight fight with the navy ship.</text:span></text:p>
                </text:list-item>
                <text:list-item>
                  <text:p text:style-name="P6"><text:span text:style-name="T3">The </text:span><text:span text:style-name="T1">Nubealraed </text:span><text:span text:style-name="T3">damages enough of the pirate ship's systems or kills enough of the pirates to remove the possibility of escape, at which point it begins to move in and prepare for boarding action. This outcome should be the most likely.</text:span></text:p>
                  <text:p text:style-name="P7">THE NAVY SHIP WILL NOT OUTRIGHT KILL THE PIRATE SHIP.</text:p>
                </text:list-item>
              </text:list>
            </text:list-item>
          </text:list>
        </text:list-item>
      </text:list>
      <text:p text:style-name="P4"/>
      <text:p text:style-name="P4"/>
      <text:p text:style-name="P4"><text:soft-page-break/>The narrative can move a few different directions depending on the outcome of the vehicle fight.</text:p>
      <text:p text:style-name="P4"/>
      <text:p text:style-name="P4">If outcome 1 occurs, the PCs might continue to serve on the pirate ship to help evade the navy ship, ending up either with another fight with the navy, or eventually escaping. From there the pirates will honor their agreement and allow the PCs to return home unharmed and in possession of their possessions and rewards. Sera or Cesare might even offer one of more of the PCs a permanent place among the pirate crew.</text:p>
      <text:p text:style-name="P4"/>
      <text:p text:style-name="P4">If outcome 2 occurs and the navy ship is unable to chase, the pirates honor the agreement in place, but keep a relatively tight leash on the PCs until they return home, particularly if any act dangerously. </text:p>
      <text:p text:style-name="P4">Sera or Cesare again may offer real membership to more agreeable PCs. </text:p>
      <text:p text:style-name="P4"/>
      <text:p text:style-name="P4"/>
      <text:p text:style-name="P4">Outcome 3 is the intended outcome of the vehicle fight, and should be the goal of the GM both in the initial fight and any subsequent fights if outcome1 occurs.</text:p>
      <text:p text:style-name="P4"/>
      <text:p text:style-name="P5"/>
      <text:p text:style-name="P3"><text:span text:style-name="T3">The approach of the </text:span><text:span text:style-name="T1">Nubealraed </text:span><text:span text:style-name="T3">to a boarding position increases the desperation among the pirates.</text:span></text:p>
      <text:p text:style-name="P3"><text:span text:style-name="T3">Sera, lacking other options, provides an Ultimatum to the party: take arms directly, or be used as sacrificial hostages. She makes it clear to the party that most of them will certainly die unless they help the pirates win their freedom by helping kill the navy captain in a counter-boarding raid, sabotaging the larger ship, and escaping together on </text:span><text:span text:style-name="T1">The Misty.</text:span></text:p>
      <text:p text:style-name="P5"/>
      <text:p text:style-name="P4">If the party refuses for some reason, they are killed one at a time as the <text:span text:style-name="T1">Nubealraed </text:span>approaches, or killed outright if they fight back.</text:p>
      <text:p text:style-name="P4"/>
      <text:p text:style-name="P4"/>
      <text:p text:style-name="P4">If the party agrees to fight, honestly or not, Sera has their equipment returned to them and tells them to make ready. </text:p>
      <text:p text:style-name="P4">The navy ship will close in and grapple the pirate ship within a minute or two of the PCs equipment being returned.</text:p>
      <text:p text:style-name="P4"/>
      <text:p text:style-name="P4"/>
      <text:p text:style-name="P4">Once armed, the PCs could choose to attack the pirates, but they are currently very outnumbered and surrounded. </text:p>
      <text:p text:style-name="P4">Once the ships are linked, the PCs can choose to follow Sera in the counter-raid while Cesare stays behind to lead the defense of the pirate ship. If any PCs refuse to jump to the navy ship they must appeal to Cesare and convince him they are too fearful or useless to help in the raid, or that they saw a need for them to fight there on the defense instead. If they fail to convince Cesare, he may attack them.</text:p>
      <text:p text:style-name="P4"/>
      <text:p text:style-name="P4">If the PCs follow Sera or remain on <text:span text:style-name="T1">The Misty </text:span>without provoking Cesare, then they fight a group of marines and sailors either on the navy ship as they come aboard or a group of marines attacking on the pirate ship. </text:p>
      <text:p text:style-name="P4"/>
      <text:p text:style-name="P4">Whenever fighting the navy, PCs can surrender if they become isolated or seriously wounded. Attempting to surrender without a fight will provoke Sera and the other pirates.</text:p>
      <text:p text:style-name="P4"/>
      <text:p text:style-name="P4"/>
      <text:p text:style-name="P4">PCs can theoretically succeed on the raid with Sera, killing the navy captain and causing enough <text:soft-page-break/>damage to the ship to facilitate an escape, although this should be unlikely. </text:p>
      <text:p text:style-name="P4"/>
      <text:p text:style-name="P4">If the tide starts to turn against the raiding party, Cesare arrives with backup to make a final stand. Sera and Cesare should either both die or see one sacrifice themself for the other, who should be injured enough so as to be unable to continue to fight.</text:p>
      <text:p text:style-name="P4">The party at this point could surrender themselves to the navy and attempt to explain the situation, or attempt to fight to the death beside the pirates. </text:p>
      <text:p text:style-name="P4"/>
      <text:p text:style-name="P4">Alternatively the party could attempt to betray the pirates during the battle.</text:p>
      <text:p text:style-name="P4"/>
      <text:p text:style-name="P4">If captured by the navy the party should require some effort to prove they were pressed into the pirate's service.</text:p>
      <text:p text:style-name="P4"/>
      <text:p text:style-name="P4">If the party escapes with the pirates the outcome should be similar to the earlier outcome 1 and 2 from the vehicle fight, with Sera or Cesare (depending on who survives) honoring the agreement and potentially offering for the PCs to join the pirate crew permanent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4-12T13:37:28.73</dc:date>
    <meta:generator>OpenOffice/4.1.15$Win32 OpenOffice.org_project/4115m2$Build-9813</meta:generator>
    <meta:editing-duration>PT11H16M41S</meta:editing-duration>
    <meta:editing-cycles>38</meta:editing-cycles>
    <meta:document-statistic meta:table-count="0" meta:image-count="0" meta:object-count="0" meta:page-count="6" meta:paragraph-count="65" meta:word-count="2920" meta:character-count="17042"/>
  </office:meta>
</office:document-meta>
</file>